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top="0.1666in"/>
      <style:text-properties style:font-name-asian="新細明體" fo:font-size="14pt" style:font-size-asian="14pt" style:font-size-complex="18pt" style:language-asian="zh" style:country-asian="TW"/>
    </style:style>
    <style:style style:name="P2" style:parent-style-name="Standard" style:family="paragraph">
      <style:paragraph-properties fo:margin-top="0.1666in"/>
      <style:text-properties style:font-name-asian="新細明體" style:font-size-complex="16pt" style:language-asian="zh" style:country-asian="TW"/>
    </style:style>
    <style:style style:name="P3" style:parent-style-name="Standard" style:family="paragraph">
      <style:paragraph-properties fo:margin-top="0.1666in"/>
      <style:text-properties style:font-name-asian="新細明體" style:font-size-complex="16pt" style:language-asian="zh" style:country-asian="TW"/>
    </style:style>
    <style:style style:name="P4" style:parent-style-name="Standard" style:family="paragraph">
      <style:paragraph-properties fo:margin-top="0.1666in"/>
    </style:style>
    <style:style style:name="T5" style:parent-style-name="預設段落字型" style:family="text">
      <style:text-properties style:font-name-asian="新細明體" style:font-size-complex="16pt" style:language-asian="zh" style:country-asian="TW"/>
    </style:style>
    <style:style style:name="T6" style:parent-style-name="預設段落字型" style:family="text">
      <style:text-properties style:font-name-asian="新細明體" style:font-size-complex="16pt" style:language-asian="zh" style:country-asian="TW"/>
    </style:style>
    <style:style style:name="T7" style:parent-style-name="預設段落字型" style:family="text">
      <style:text-properties style:font-name-asian="新細明體" style:font-size-complex="16pt" style:language-asian="zh" style:country-asian="TW"/>
    </style:style>
    <style:style style:name="T8" style:parent-style-name="預設段落字型" style:family="text">
      <style:text-properties style:font-name-asian="新細明體" style:font-size-complex="16pt" style:language-asian="zh" style:country-asian="TW"/>
    </style:style>
  </office:automatic-styles>
  <office:body>
    <office:text text:use-soft-page-breaks="true">
      <text:p text:style-name="P1">個案研討：基本思維－課後心得</text:p>
      <text:p text:style-name="P2"><text:tab/>每個地方都有不同的教育方式，而我身為台灣人的我，從小就受到制式的填鴨式教育，所有題目都有著不容挑戰的標準答案，過於天馬行空的想法，常常會被糾正、被當成怪人，追根究柢，自古以來八股的存在，可能就是深深影響大中華地區教育方式的緣由，在這樣的潛移默化中，我也漸漸放棄獨立思考的能力，畢竟要能取得好名次、考上好的學校，大量的題目轟炸，也沒太多時間讓你思考，直到現在，上了大學，完全顛覆過去的教學方式，更多的問答、更需要多元的思考，說實在有點難以適應，不過我想這也是未來必須克服的挑戰。</text:p>
      <text:p text:style-name="P3"><text:tab/>個案研討的教學，需要透過學生自己發掘問題、分析問題，進而能夠解決問題。在這樣的課程安排下，上課討論、舉手發言，就成為了這堂課主要的進行方式，經過了這堂課，對我其實有了滿深刻的衝擊，因為過去的我都在等待答案，擅於背、擅於讀，害怕被老師點到，主動舉手發言更是不可能的事，所以在這幾堂課程當中，我仍然還沒能克服自己，看到身邊同學都踴躍的發言，談論著自己的見解與看法，心裡其實滿佩服更有點羨慕他們的勇氣​。</text:p>
      <text:p text:style-name="P4"><text:span text:style-name="T5"><text:tab/></text:span><text:span text:style-name="T6">多一點發言、多一點思考、多一點與他人討論的勇氣，期許自己未來能夠慢慢地朝這幾點努力，我想這也是個案研討主要訓練的主軸，改變自己真的很困難，從課</text:span><text:span text:style-name="T7">堂上提出的問題來訓練自己的思考，聽到別人的答案，有時心中竊喜自己其實也有想出這樣的看法，不過在課堂上讓我印象很深刻</text:span><text:span text:style-name="T8">的一段話：沒有說出來的想法，就不是想法。因為說出來，才有機會被挑戰、修正，進而接受，這就是我所欠缺的，不過這也是成長的最快方式，所以我想慢慢從思考、討論、最後發言，希望經過了這學期的淬鍊，在最後我能夠成為一個獨立思考和勇於發問的人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新細明體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ndale Sans U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om</meta:initial-creator>
    <dc:creator>Tom</dc:creator>
    <meta:creation-date>2009-04-16T11:32:00Z</meta:creation-date>
    <dc:date>2014-10-16T10:49:00Z</dc:date>
    <meta:template xlink:href="Normal" xlink:type="simple"/>
    <meta:editing-cycles>1</meta:editing-cycles>
    <meta:editing-duration>PT258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04" meta:character-count="701" meta:row-count="4" meta:non-whitespace-character-count="598"/>
  </office:meta>
</office:document-meta>
</file>